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53.45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5"/>
        <table:table-column table:style-name="co52" table:default-cell-style-name="ce35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default-cell-style-name="ce12"/>
        <table:table-column table:style-name="co10" table:number-columns-repeated="999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TEAM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PUSH_TOWE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ATTACK</text:p>
          </table:table-cell>
          <table:covered-table-cell table:style-name="ce33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FAR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TOWER</text:p>
          </table:table-cell>
          <table:covered-table-cell table:style-name="ce42"/>
          <table:table-cell table:style-name="ce33" office:value-type="string" calcext:value-type="string" table:number-columns-spanned="2" table:number-rows-spanned="1">
            <text:p>BOT_MODE_RETREA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ALLY</text:p>
          </table:table-cell>
          <table:covered-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table:number-columns-repeated="4"/>
          <table:table-cell table:style-name="ce20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three_and_more_enemy_creep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20" table:number-columns-repeated="4"/>
          <table:table-cell table:style-name="ce21" table:number-columns-repeated="2"/>
          <table:table-cell table:style-name="ce20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/>
          <table:table-cell table:style-name="ce21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3"/>
          <table:table-cell table:style-name="ce17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low_hp_all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4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70" table:default-cell-style-name="ce66"/>
        <table:table-column table:style-name="co71" table:default-cell-style-name="ce66"/>
        <table:table-column table:style-name="co72" table:default-cell-style-name="ce66"/>
        <table:table-column table:style-name="co73" table:default-cell-style-name="ce66"/>
        <table:table-column table:style-name="co82" table:default-cell-style-name="ce66"/>
        <table:table-column table:style-name="co83" table:default-cell-style-name="ce66"/>
        <table:table-column table:style-name="co84" table:default-cell-style-name="ce66"/>
        <table:table-column table:style-name="co85" table:default-cell-style-name="ce66"/>
        <table:table-column table:style-name="co71" table:default-cell-style-name="ce66"/>
        <table:table-column table:style-name="co73" table:default-cell-style-name="ce66"/>
        <table:table-column table:style-name="co86" table:default-cell-style-name="ce66"/>
        <table:table-column table:style-name="co73" table:default-cell-style-name="ce66"/>
        <table:table-column table:style-name="co82" table:default-cell-style-name="ce66"/>
        <table:table-column table:style-name="co87" table:default-cell-style-name="ce66"/>
        <table:table-column table:style-name="co79" table:default-cell-style-name="ce66"/>
        <table:table-column table:style-name="co80" table:default-cell-style-name="ce66"/>
        <table:table-column table:style-name="co81" table:default-cell-style-name="ce66"/>
        <table:table-column table:style-name="co10" table:number-columns-repeated="1006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oam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Attack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Evasive maneuvers desire</text:p>
          </table:table-cell>
          <table:covered-table-cell table:style-name="ce94"/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6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shrine_healing_and_no_enemy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shrine_healing_and_enemi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1" office:value-type="float" office:value="-85" calcext:value-type="float">
            <text:p>-85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has_not_full_hp_mp_and_near_fountain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roam_target_i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50" calcext:value-type="float">
            <text:p>-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enemy_hero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focused_by_enemie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laining_mode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-100" calcext:value-type="float">
            <text:p>-10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 table:number-rows-repeated="1048557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 style:data-style-name="N2" text:time-value="11:29:44.788788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7T11:41:39.461097360</dc:date>
    <meta:editing-duration>P1DT18H45M21S</meta:editing-duration>
    <meta:editing-cycles>1753</meta:editing-cycles>
    <meta:document-statistic meta:table-count="9" meta:cell-count="2686" meta:object-count="0"/>
  </office:meta>
</office:document-meta>
</file>